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ez votre environnement de développement Java avec Eclipse</text:p>
      <text:p text:style-name="P3">Tutoriel Openclassroom</text:p>
      <text:p text:style-name="P1"><text:a xlink:type="simple" xlink:href="https://openclassrooms.com/fr/courses/6106191-installez-votre-environnement-de-developpement-java-avec-eclipse" text:style-name="Internet_20_link" text:visited-style-name="Visited_20_Internet_20_Link"/></text:p>
      <text:p text:style-name="P1"><text:a xlink:type="simple" xlink:href="https://openclassrooms.com/fr/courses/6106191-installez-votre-environnement-de-developpement-java-avec-eclipse" text:style-name="Internet_20_link" text:visited-style-name="Visited_20_Internet_20_Link">https://openclassrooms.com/fr/courses/6106191-installez-votre-environnement-de-developpement-java-avec-eclipse</text:a> </text:p>
      <text:p text:style-name="P1"/>
      <text:p text:style-name="P1"/>
      <text:list xml:id="list6604058306965733150" text:style-name="L1">
        <text:list-item>
          <text:p text:style-name="P4">Écrivez du code Java en ligne ou dans un éditeur de texte</text:p>
        </text:list-item>
      </text:list>
      <text:p text:style-name="P1"><text:s/></text:p>
      <text:p text:style-name="P1">&gt; Jdoodle.</text:p>
      <text:p text:style-name="P1">&gt; Notepad.</text:p>
      <text:p text:style-name="P1"/>
      <text:p text:style-name="P1">Peu pratique, bien pour débuter mais c'est tout.</text:p>
      <text:p text:style-name="P1"/>
      <text:p text:style-name="P1"/>
      <text:list xml:id="list5152415912928498784" text:style-name="L2">
        <text:list-item>
          <text:p text:style-name="P5">Utiliser Visual Studio Code</text:p>
        </text:list-item>
      </text:list>
      <text:p text:style-name="P1"/>
      <text:p text:style-name="P1">&gt; Visual Studio Code reste, malgré ses différents plugins, un <text:span text:style-name="T1">éditeur de texte </text:span><text:span text:style-name="T2">et non un </text:span><text:span text:style-name="T1">IDE </text:span><text:span text:style-name="T2">(comme Éclipse).</text:span></text:p>
      <text:p text:style-name="P1"/>
      <text:p text:style-name="P1"/>
      <text:list xml:id="list9084167882458374557" text:style-name="L3">
        <text:list-item>
          <text:p text:style-name="P6">Découvrez la puissance d’un IDE : Eclipse</text:p>
        </text:list-item>
      </text:list>
      <text:p text:style-name="P1"/>
      <text:p text:style-name="P1">&gt; Finalement j'ai opté pour <text:span text:style-name="T1">IntelliJ </text:span><text:span text:style-name="T2">plutôt qu'Eclipse, car IntelliJ a l'air plus </text:span><text:span text:style-name="T3">lightweight</text:span><text:span text:style-name="T4">. L'installation est simple, et bien expliquée ici :</text:span></text:p>
      <text:p text:style-name="P1"><text:a xlink:type="simple" xlink:href="https://www.jetbrains.com/help/idea/installation-guide.html#fe5cb000" text:style-name="Internet_20_link" text:visited-style-name="Visited_20_Internet_20_Link"><text:span text:style-name="T4">https://www.jetbrains.com/help/idea/installation-guide.html#fe5cb000</text:span></text:a><text:span text:style-name="T4"> </text:span></text:p>
      <text:p text:style-name="P7"/>
      <text:p text:style-name="P1"><text:span text:style-name="T4">On a utilisé le script d'installation de </text:span><text:span text:style-name="T5">jetbrains-toolbox</text:span><text:span text:style-name="T4">, et on a installé IntelliJ depuis la GUI.</text:span></text:p>
      <text:p text:style-name="P1"/>
      <text:p text:style-name="P1"/>
      <text:p text:style-name="P1">***** Du coup, je ne continue pas ce cours qui est vraiment centré sur Eclipse, je passe directement au cours de développement Java *****</text:p>
      <text:p text:style-name="P1"/>
      <text:p text:style-name="P1">Les tutoriels IntelliJ intégrés à l'IDE sont d'ailleurs très complets pour démontrer l'utilisation de l'outil.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43S</meta:editing-duration>
    <meta:editing-cycles>5</meta:editing-cycles>
    <meta:generator>OpenOffice/4.1.13$Win32 OpenOffice.org_project/4113m1$Build-9810</meta:generator>
    <dc:date>2022-11-03T18:57:45.22</dc:date>
    <meta:document-statistic meta:table-count="0" meta:image-count="0" meta:object-count="0" meta:page-count="2" meta:paragraph-count="16" meta:word-count="146" meta:character-count="1070"/>
    <meta:user-defined meta:name="Info 1"/>
    <meta:user-defined meta:name="Info 2"/>
    <meta:user-defined meta:name="Info 3"/>
    <meta:user-defined meta:name="Info 4"/>
  </office:meta>
</office:document-meta>
</file>